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style:style style:name="T53" style:family="text">
      <style:text-properties officeooo:rsid="034b56e8"/>
    </style:style>
    <style:style style:name="T54" style:family="text">
      <style:text-properties officeooo:rsid="034cd685"/>
    </style:style>
    <style:style style:name="T55" style:family="text">
      <style:text-properties officeooo:rsid="034d4bb0"/>
    </style:style>
    <style:style style:name="T56" style:family="text">
      <style:text-properties officeooo:rsid="034f6bdc"/>
    </style:style>
    <style:style style:name="T57" style:family="text">
      <style:text-properties officeooo:rsid="0352612a"/>
    </style:style>
    <style:style style:name="T58" style:family="text">
      <style:text-properties officeooo:rsid="0352ef6a"/>
    </style:style>
    <style:style style:name="T59" style:family="text">
      <style:text-properties officeooo:rsid="035465f0"/>
    </style:style>
    <style:style style:name="T60" style:family="text">
      <style:text-properties officeooo:rsid="0356c528"/>
    </style:style>
    <style:style style:name="T61" style:family="text">
      <style:text-properties officeooo:rsid="0357d75b"/>
    </style:style>
    <style:style style:name="T62" style:family="text">
      <style:text-properties officeooo:rsid="035a7ace"/>
    </style:style>
    <style:style style:name="T63" style:family="text">
      <style:text-properties officeooo:rsid="035dd4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58">again</text:span>,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58">and we both had</text:span> Coke<text:span text:style-name="T58">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3">I finished my coffee, took multiple naps, opened a hop water, logged into WoW for a while, joined a group for DM West that never got off the ground, logged off, d8:00.</text:span></text:p>
      <text:p text:style-name="P55"><text:s text:c="3"/><text:span text:style-name="T54">I wrote in LHS detailing from the first time Hannah rejected me up until today, briefly mentioning joining the Ever-Expanding, then typed all that up, </text:span><text:span text:style-name="T55">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58">o</text:span>me plums, two hop waters, a banana, drove down. She had told Melissa she was no longer on the Eulogy gig and Meliss was very upset <text:span text:style-name="T58">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6">I hopped in the car and was surprised that the low tire light had not gone off, drove straight to the shed. I was four minutes </text:span><text:soft-page-break/><text:span text:style-name="T56">early, but </text:span><text:span text:style-name="T58">Steve</text:span><text:span text:style-name="T5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7">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59">space</text:span> for me. Hannah said, “<text:span text:style-name="T59">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5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1">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1">p</text:span>acked my bag full of snacks and wrote, d1043.</text:p>
      <text:p text:style-name="P60"/>
      <text:p text:style-name="P61">. . .</text:p>
      <text:p text:style-name="P60"/>
      <text:p text:style-name="P62">I drove to the shed and was the first one there, went inside, talked with Scott about h<text:span text:style-name="T6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0">Scott just sent some photos and a list of tunes, d845:</text:span></text:p>
      <text:p text:style-name="P62"/>
      <text:p text:style-name="P65">Constellation</text:p>
      <text:p text:style-name="P65">Say Man</text:p>
      <text:p text:style-name="P65">Mtn Lion</text:p>
      <text:p text:style-name="P65">Dark Horse</text:p>
      <text:p text:style-name="P65">Sophia</text:p>
      <text:p text:style-name="P65">Almost the One</text:p>
      <text:p text:style-name="P65">S.O.S</text:p>
      <text:p text:style-name="P65">Power</text:p>
      <text:p text:style-name="P65">Perpetual</text:p>
      <text:p text:style-name="P65">Bobby Love</text:p>
      <text:p text:style-name="P65">Heart N’ Split</text:p>
      <text:p text:style-name="P65">The Corner</text:p>
      <text:p text:style-name="P65">Back to the Sun</text:p>
      <text:p text:style-name="P65">The Get Down</text:p>
      <text:p text:style-name="P65">We Way</text:p>
      <text:p text:style-name="P65">Only Ever</text:p>
      <text:p text:style-name="P65">One Good Reason</text:p>
      <text:p text:style-name="P65">Bridge</text:p>
      <text:p text:style-name="P65">Mtn Dew</text:p>
      <text:p text:style-name="P65">Time on Time</text:p>
      <text:p text:style-name="P65">Haunted</text:p>
      <text:p text:style-name="P65">Just a Little Longer</text:p>
      <text:p text:style-name="P65">Odetta</text:p>
      <text:p text:style-name="P65"/>
      <text:p text:style-name="P63">Hannah called around 10:30, stopped by for a cuddle, d1209. . .<text:span text:style-name="T62">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63">I tidied my room, laid in bed for a while, eventually decided to leave the house, drove to Vermont, parked, walked in the back door of Odd’s, ordered an Americano.</text:span></text:p>
      <text:p text:style-name="P64"><text:s text:c="3"/><text:span text:style-name="T6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6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and wrote, d35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6T15:57:10.996398612</dc:date>
    <meta:editing-duration>P72DT15H9M59S</meta:editing-duration>
    <meta:editing-cycles>729</meta:editing-cycles>
    <meta:generator>LibreOffice/24.2.5.2$MacOSX_X86_64 LibreOffice_project/bffef4ea93e59bebbeaf7f431bb02b1a39ee8a59</meta:generator>
    <meta:print-date>2024-11-16T11:53:14.696761837</meta:print-date>
    <meta:document-statistic meta:table-count="0" meta:image-count="0" meta:object-count="0" meta:page-count="54" meta:paragraph-count="216" meta:word-count="9232" meta:character-count="48763" meta:non-whitespace-character-count="39562"/>
  </office:meta>
</office:document-meta>
</file>